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text-properties fo:font-style="italic" style:font-style-asian="italic" style:font-style-complex="italic"/>
    </style:style>
    <style:style style:name="T1" style:family="text">
      <style:text-properties fo:font-style="normal" style:font-style-asian="normal"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750230" text:style-name="L1">
        <text:list-item>
          <text:p text:style-name="P4">What is wrong with the original code that eventually causes it to crash? (Obviously, the program fails becuase of an invalid memory reference producing a segmentation fault -- what programming error led to the seg fault?) </text:p>
        </text:list-item>
      </text:list>
      <text:p text:style-name="P3"/>
      <text:p text:style-name="P3"><text:tab/>The string, 'the_printed_command_except_trap', was crashing because it was being set to a global string, 'the_printed_command', instead of a copy of it. 'The_printed_command_except_trap' is eventually freed, and consequently, so is 'the_printed_command'. So, the next time we want to reference 'the_printed_command', it's been unallocated and we get a seg fault. </text:p>
      <text:p text:style-name="P3"/>
      <text:list xml:id="list1152649333" text:continue-numbering="true" text:style-name="L1">
        <text:list-item>
          <text:p text:style-name="P4">Describe how you diagnosed the problem with the original code. If you used GDB, which commands did you find most helpful? If you did not, what tools were most helpful in diagnosing the problem? </text:p>
        </text:list-item>
      </text:list>
      <text:p text:style-name="P3"/>
      <text:p text:style-name="P3"><text:tab/>I first ran the program in GDB and got a call stack using 'bt' command when it crashed. The last <text:s/>line of non-system code executed was execute_cmd.c:3672. I set a breakpoint there and ran the program again. The value being freed was NULL, so I grepped for the FREE macro only to find out it handles null by doing nothing, so the problem must be in the following line. I grepped again for 'the_printed_command_except_trap' (the null pointer), to find its type, scope, and how it's handled elsewhere. I noticed an inconsistency here with the rest of the program (wrapping 'the_printed_command' in a macro call to savestring()), corrected it, and the program ran perfectly. </text:p>
      <text:p text:style-name="P3"/>
      <text:list xml:id="list1824819639" text:continue-numbering="true" text:style-name="L1">
        <text:list-item>
          <text:p text:style-name="P2">Describe how your solution fixes the problem. Are you confident your solution is correct? </text:p>
        </text:list-item>
      </text:list>
      <text:p text:style-name="P1"><text:tab/><text:span text:style-name="T1">The solution fixes the problem by setting 'the_printed_command_except_trap' to a copy of 'the_printed_command' instead of the string itself. I'm confident this is correct. </text:span></text:p>
      <text:p text:style-name="Text_20_body"/>
      <text:p text:style-name="Text_20_body"><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bin Charpentier</meta:initial-creator>
    <meta:creation-date>2013-02-08T09:06:10</meta:creation-date>
    <dc:date>2013-02-08T09:26:50</dc:date>
    <dc:creator>Corbin Charpentier</dc:creator>
    <meta:editing-duration>PT3M39S</meta:editing-duration>
    <meta:editing-cycles>1</meta:editing-cycles>
    <meta:document-statistic meta:table-count="0" meta:image-count="0" meta:object-count="0" meta:page-count="1" meta:paragraph-count="7" meta:word-count="271" meta:character-count="1722" meta:non-whitespace-character-count="1449"/>
    <meta:generator>LibreOffice/3.5$Linux_X86_64 LibreOffice_project/350m1$Build-2</meta:generator>
  </office:meta>
</office:document-meta>
</file>